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ff00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color="#00ff00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5.71cm" svg:y="1cm">
          <text:p text:style-name="P1">Material</text:p>
          <text:p text:style-name="P1">Pass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54cm" svg:height="1.27cm" svg:x="2.27cm" svg:y="5.445cm">
          <text:p text:style-name="P1">Norm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2.539cm" svg:height="1.27cm" svg:x="6.046cm" svg:y="5.445cm">
          <text:p text:style-name="P1">Diff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" draw:layer="layout" svg:width="3.175cm" svg:height="1.27cm" svg:x="9.62cm" svg:y="5.445cm">
          <text:p text:style-name="P1">Specul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7.297cm" svg:y1="2.905cm" svg:x2="3.54cm" svg:y2="5.445cm" draw:start-shape="id1" draw:start-glue-point="2" draw:end-shape="id2" draw:end-glue-point="0" svg:d="m7297 2905c0 1905-3757 635-3757 2540">
          <text:p/>
        </draw:connector>
        <draw:connector draw:style-name="gr3" draw:text-style-name="P1" draw:layer="layout" draw:type="curve" svg:x1="7.297cm" svg:y1="2.905cm" svg:x2="7.315cm" svg:y2="5.445cm" draw:start-shape="id1" draw:start-glue-point="2" draw:end-shape="id3" draw:end-glue-point="0" svg:d="m7297 2905c0 1905 18 635 18 2540">
          <text:p/>
        </draw:connector>
        <draw:connector draw:style-name="gr3" draw:text-style-name="P1" draw:layer="layout" draw:type="curve" svg:x1="7.297cm" svg:y1="2.905cm" svg:x2="11.207cm" svg:y2="5.445cm" draw:start-shape="id1" draw:start-glue-point="2" draw:end-shape="id4" draw:end-glue-point="0" svg:d="m7297 2905c0 1905 3910 635 3910 2540">
          <text:p/>
        </draw:connector>
        <draw:connector draw:style-name="gr3" draw:text-style-name="P1" draw:layer="layout" draw:type="curve" svg:x1="7.297cm" svg:y1="2.905cm" svg:x2="14.887cm" svg:y2="5.445cm" draw:start-shape="id1" draw:start-glue-point="2" draw:end-shape="id5" draw:end-glue-point="0" svg:d="m7297 2905c0 1905 7590 635 7590 2540">
          <text:p/>
        </draw:connector>
        <draw:custom-shape draw:style-name="gr2" draw:text-style-name="P1" draw:id="id10" draw:layer="layout" svg:width="1.27cm" svg:height="1.27cm" svg:x="3.505cm" svg:y="12.45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.08cm" svg:height="1.905cm" svg:x="10.49cm" svg:y="14.845cm">
          <text:p text:style-name="P1">Shadowmapping</text:p>
          <text:p text:style-name="P1">Pas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3.911cm" svg:height="1.27cm" svg:x="11.024cm" svg:y="12.305cm">
          <text:p text:style-name="P1">shadowm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3.03cm" svg:y1="14.845cm" svg:x2="12.979cm" svg:y2="13.575cm" draw:start-shape="id6" draw:start-glue-point="0" draw:end-shape="id7" draw:end-glue-point="2" svg:d="m13030 14845c0-952-51-318-51-1270">
          <text:p/>
        </draw:connector>
        <draw:custom-shape draw:style-name="gr1" draw:text-style-name="P1" draw:id="id8" draw:layer="layout" svg:width="2.296cm" svg:height="1.905cm" svg:x="6.045cm" svg:y="13.94cm">
          <text:p text:style-name="P1">Light</text:p>
          <text:p text:style-name="P1">Pass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2.54cm" svg:height="1.905cm" svg:x="1.6cm" svg:y="9.465cm">
          <text:p text:style-name="P1">Ambient</text:p>
          <text:p text:style-name="P1">Pas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341cm" svg:y1="14.892cm" svg:x2="10.49cm" svg:y2="15.797cm" draw:start-shape="id8" draw:start-glue-point="1" draw:end-shape="id6" draw:end-glue-point="3" svg:d="m8341 14892c1612 0 538 905 2149 905">
          <text:p/>
        </draw:connector>
        <draw:connector draw:style-name="gr3" draw:text-style-name="P1" draw:layer="layout" draw:type="curve" svg:x1="7.315cm" svg:y1="6.715cm" svg:x2="2.87cm" svg:y2="9.465cm" draw:start-shape="id3" draw:start-glue-point="2" draw:end-shape="id9" draw:end-glue-point="0" svg:d="m7315 6715c0 2062-4445 688-4445 2750">
          <text:p/>
        </draw:connector>
        <draw:connector draw:style-name="gr3" draw:text-style-name="P1" draw:layer="layout" draw:type="curve" svg:x1="3.54cm" svg:y1="6.715cm" svg:x2="7.193cm" svg:y2="13.94cm" draw:start-shape="id2" draw:start-glue-point="2" draw:end-shape="id8" draw:end-glue-point="0" svg:d="m3540 6715c0 5418 3653 1806 3653 7225">
          <text:p/>
        </draw:connector>
        <draw:connector draw:style-name="gr3" draw:text-style-name="P1" draw:layer="layout" draw:type="curve" svg:x1="7.315cm" svg:y1="6.715cm" svg:x2="7.193cm" svg:y2="13.94cm" draw:start-shape="id3" draw:start-glue-point="2" draw:end-shape="id8" draw:end-glue-point="0" svg:d="m7315 6715c0 5418-122 1806-122 7225">
          <text:p/>
        </draw:connector>
        <draw:connector draw:style-name="gr3" draw:text-style-name="P1" draw:layer="layout" draw:type="curve" svg:x1="11.207cm" svg:y1="6.715cm" svg:x2="7.193cm" svg:y2="13.94cm" draw:start-shape="id4" draw:start-glue-point="2" draw:end-shape="id8" svg:d="m11207 6715c0 5418-4014 1806-4014 7225">
          <text:p/>
        </draw:connector>
        <draw:connector draw:style-name="gr3" draw:text-style-name="P1" draw:layer="layout" draw:type="curve" svg:x1="14.887cm" svg:y1="6.715cm" svg:x2="7.193cm" svg:y2="13.94cm" draw:start-shape="id5" draw:start-glue-point="2" draw:end-shape="id8" draw:end-glue-point="0" svg:d="m14887 6715c0 5418-7694 1806-7694 7225">
          <text:p/>
        </draw:connector>
        <draw:connector draw:style-name="gr3" draw:text-style-name="P1" draw:layer="layout" draw:type="curve" svg:x1="2.87cm" svg:y1="11.37cm" svg:x2="4.14cm" svg:y2="12.45cm" draw:start-shape="id9" draw:start-glue-point="2" draw:end-shape="id10" draw:end-glue-point="0" svg:d="m2870 11370c0 810 1270 270 1270 1080">
          <text:p/>
        </draw:connector>
        <draw:custom-shape draw:style-name="gr2" draw:text-style-name="P1" draw:id="id5" draw:layer="layout" svg:width="1.905cm" svg:height="1.27cm" svg:x="13.935cm" svg:y="5.445cm">
          <text:p text:style-name="P1">Dep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1" draw:layer="layout" svg:width="2.296cm" svg:height="1.905cm" svg:x="7.559cm" svg:y="20.25cm">
          <text:p text:style-name="P1">SSAO</text:p>
          <text:p text:style-name="P1">Pas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2.296cm" svg:height="1.905cm" svg:x="10.064cm" svg:y="35.455cm">
          <text:p text:style-name="P1">HDR</text:p>
          <text:p text:style-name="P1">Pas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27cm" svg:y1="6.08cm" svg:x2="7.559cm" svg:y2="21.202cm" draw:start-shape="id2" draw:start-glue-point="3" draw:end-shape="id11" draw:end-glue-point="3" svg:d="m2270 6080c-751 0-3396 15122 5289 15122">
          <text:p/>
        </draw:connector>
        <draw:connector draw:style-name="gr3" draw:text-style-name="P1" draw:layer="layout" draw:type="curve" svg:x1="15.84cm" svg:y1="6.08cm" svg:x2="9.855cm" svg:y2="21.202cm" draw:start-shape="id5" draw:start-glue-point="1" draw:end-shape="id11" draw:end-glue-point="1" svg:d="m15840 6080c750 0 3742 15122-5985 15122">
          <text:p/>
        </draw:connector>
        <draw:custom-shape draw:style-name="gr2" draw:text-style-name="P1" draw:id="id12" draw:layer="layout" svg:width="2.019cm" svg:height="1.27cm" svg:x="7.559cm" svg:y="23.225cm">
          <text:p text:style-name="P1">SS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707cm" svg:y1="22.155cm" svg:x2="8.568cm" svg:y2="23.225cm" draw:start-shape="id11" draw:start-glue-point="2" draw:end-shape="id12" draw:end-glue-point="0" svg:d="m8707 22155c0 802-139 268-139 1070">
          <text:p/>
        </draw:connector>
        <draw:custom-shape draw:style-name="gr1" draw:text-style-name="P1" draw:id="id15" draw:layer="layout" svg:width="3.175cm" svg:height="1.905cm" svg:x="3.505cm" svg:y="31.48cm">
          <text:p text:style-name="P1">Blending</text:p>
          <text:p text:style-name="P1">Pass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4.718cm" svg:height="1.625cm" svg:x="4.14cm" svg:y="26.315cm">
          <text:p text:style-name="P1">Postprocessing</text:p>
          <text:p text:style-name="P1">Pass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568cm" svg:y1="24.495cm" svg:x2="6.499cm" svg:y2="26.315cm" draw:start-shape="id12" draw:start-glue-point="2" draw:end-shape="id13" draw:end-glue-point="0" svg:d="m8568 24495c0 1365-2069 455-2069 1820">
          <text:p/>
        </draw:connector>
        <draw:custom-shape draw:style-name="gr2" draw:text-style-name="P1" draw:id="id14" draw:layer="layout" svg:width="1.847cm" svg:height="1.27cm" svg:x="2.293cm" svg:y="29.076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6.499cm" svg:y1="27.94cm" svg:x2="3.216cm" svg:y2="29.076cm" draw:start-shape="id13" draw:start-glue-point="2" draw:end-shape="id14" draw:end-glue-point="0" svg:d="m6499 27940c0 852-3283 284-3283 1136">
          <text:p/>
        </draw:connector>
        <draw:connector draw:style-name="gr3" draw:text-style-name="P1" draw:layer="layout" draw:type="curve" svg:x1="3.216cm" svg:y1="30.346cm" svg:x2="5.092cm" svg:y2="31.48cm" draw:start-shape="id14" draw:end-shape="id15" draw:end-glue-point="0" svg:d="m3216 30346c0 850 1876 284 1876 1134">
          <text:p/>
        </draw:connector>
        <draw:connector draw:style-name="gr3" draw:text-style-name="P1" draw:layer="measurelines" draw:type="curve" svg:x1="6.68cm" svg:y1="32.432cm" svg:x2="8.585cm" svg:y2="32.55cm" draw:start-shape="id15" draw:end-shape="id16" draw:end-glue-point="3" svg:d="m6680 32432c1428 0 476 118 1905 118">
          <text:p/>
        </draw:connector>
        <draw:custom-shape draw:style-name="gr1" draw:text-style-name="P1" draw:id="id19" draw:layer="layout" svg:width="4.718cm" svg:height="1.625cm" svg:x="5.78cm" svg:y="41.92cm">
          <text:p text:style-name="P1">Postprocessing</text:p>
          <text:p text:style-name="P1">Pass 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measurelines" draw:type="curve" svg:x1="9.508cm" svg:y1="33.185cm" svg:x2="11.212cm" svg:y2="35.455cm" draw:start-shape="id16" draw:start-glue-point="2" draw:end-shape="id17" draw:end-glue-point="0" svg:d="m9508 33185c0 1702 1704 568 1704 2270">
          <text:p/>
        </draw:connector>
        <draw:custom-shape draw:style-name="gr2" draw:text-style-name="P1" draw:id="id18" draw:layer="layout" svg:width="2.109cm" svg:height="1.27cm" svg:x="10.286cm" svg:y="38.69cm">
          <text:p text:style-name="P1">HD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1.212cm" svg:y1="37.36cm" svg:x2="11.34cm" svg:y2="38.69cm" draw:start-shape="id17" draw:start-glue-point="2" draw:end-shape="id18" draw:end-glue-point="0" svg:d="m11212 37360c0 997 128 333 128 1330">
          <text:p/>
        </draw:connector>
        <draw:custom-shape draw:style-name="gr4" draw:text-style-name="P1" draw:id="id16" draw:layer="layout" svg:width="1.847cm" svg:height="1.27cm" svg:x="8.585cm" svg:y="31.915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1.34cm" svg:y1="39.96cm" svg:x2="8.139cm" svg:y2="41.92cm" draw:start-shape="id18" draw:start-glue-point="2" draw:end-shape="id19" draw:end-glue-point="0" svg:d="m11340 39960c0 1470-3201 490-3201 1960">
          <text:p/>
        </draw:connector>
        <draw:connector draw:style-name="gr3" draw:text-style-name="P1" draw:layer="measurelines" draw:type="curve" svg:x1="9.508cm" svg:y1="33.185cm" svg:x2="8.139cm" svg:y2="41.92cm" draw:start-shape="id16" draw:start-glue-point="2" draw:end-shape="id19" draw:end-glue-point="0" svg:d="m9508 33185c0 6550-1369 2183-1369 8735">
          <text:p/>
        </draw:connector>
        <draw:custom-shape draw:style-name="gr2" draw:text-style-name="P1" draw:id="id20" draw:layer="layout" svg:width="1.761cm" svg:height="1.27cm" svg:x="7.494cm" svg:y="45.379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8.139cm" svg:y1="43.545cm" svg:x2="8.374cm" svg:y2="45.379cm" draw:start-shape="id19" draw:end-shape="id20" draw:end-glue-point="0" svg:d="m8139 43545c0 1375 235 459 235 1834">
          <text:p/>
        </draw:connector>
        <draw:custom-shape draw:style-name="gr5" draw:text-style-name="P1" draw:id="id21" draw:layer="layout" svg:width="1.27cm" svg:height="1.27cm" svg:x="4.563cm" svg:y="18.053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5.198cm" svg:y1="19.323cm" svg:x2="6.499cm" svg:y2="26.315cm" draw:start-shape="id21" draw:start-glue-point="2" draw:end-shape="id13" draw:end-glue-point="0" svg:d="m5198 19323c0 5244 1301 1748 1301 6992">
          <text:p/>
        </draw:connector>
        <draw:connector draw:style-name="gr3" draw:text-style-name="P1" draw:layer="measurelines" draw:type="curve" svg:x1="4.775cm" svg:y1="13.085cm" svg:x2="7.193cm" svg:y2="13.94cm" draw:start-shape="id10" draw:start-glue-point="1" draw:end-shape="id8" draw:end-glue-point="0" svg:d="m4775 13085c1612 0 2418 285 2418 855">
          <text:p/>
        </draw:connector>
        <draw:connector draw:style-name="gr3" draw:text-style-name="P1" draw:layer="measurelines" draw:type="curve" svg:x1="7.193cm" svg:y1="15.845cm" svg:x2="5.198cm" svg:y2="18.053cm" draw:start-shape="id8" draw:start-glue-point="2" draw:end-shape="id21" draw:end-glue-point="0" svg:d="m7193 15845c0 1656-1995 552-1995 2208">
          <text:p/>
        </draw:connector>
        <draw:connector draw:style-name="gr3" draw:text-style-name="P1" draw:layer="measurelines" draw:type="curve" svg:x1="11.024cm" svg:y1="12.94cm" svg:x2="8.341cm" svg:y2="14.892cm" draw:start-shape="id7" draw:start-glue-point="3" draw:end-shape="id8" svg:d="m11024 12940c-2011 0-670 1952-2683 1952">
          <text:p/>
        </draw:connector>
        <draw:custom-shape draw:style-name="gr6" draw:text-style-name="P1" draw:layer="measurelines" svg:width="0.635cm" svg:height="6.985cm" svg:x="18.736cm" svg:y="1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459cm" svg:x="18.736cm" svg:y="8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389cm" svg:x="18.736cm" svg:y="19.6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2.861cm" svg:x="18.736cm" svg:y="30.6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2.573cm" svg:x="18.736cm" svg:y="34.1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measurelines" svg:width="2.746cm" svg:height="2.129cm" svg:x="19.209cm" svg:y="3.675cm">
          <draw:text-box>
            <text:p>Material</text:p>
            <text:p>Stage</text:p>
          </draw:text-box>
        </draw:frame>
        <draw:frame draw:style-name="gr7" draw:layer="measurelines" svg:width="3.702cm" svg:height="2.129cm" svg:x="19.209cm" svg:y="13.014cm">
          <draw:text-box>
            <text:p>Illumination</text:p>
            <text:p>Stage</text:p>
          </draw:text-box>
        </draw:frame>
        <draw:frame draw:style-name="gr7" draw:layer="measurelines" svg:width="4.833cm" svg:height="2.129cm" svg:x="19.209cm" svg:y="23.791cm">
          <draw:text-box>
            <text:p>Postprocessing</text:p>
            <text:p>Stage (part 1)</text:p>
          </draw:text-box>
        </draw:frame>
        <draw:frame draw:style-name="gr7" draw:layer="measurelines" svg:width="2.962cm" svg:height="2.129cm" svg:x="19.209cm" svg:y="31.042cm">
          <draw:text-box>
            <text:p>Blending</text:p>
            <text:p>Stage</text:p>
          </draw:text-box>
        </draw:frame>
        <draw:frame draw:style-name="gr7" draw:layer="measurelines" svg:width="4.833cm" svg:height="2.129cm" svg:x="19.209cm" svg:y="39.34cm">
          <draw:text-box>
            <text:p>Postprocessing</text:p>
            <text:p>Stage (part 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05-21T13:25:38</meta:creation-date>
    <dc:date>2010-05-21T18:38:22</dc:date>
    <dc:creator>Panos Christopoulos-Charitos</dc:creator>
    <meta:editing-duration>PT02H10M29S</meta:editing-duration>
    <meta:editing-cycles>5</meta:editing-cycles>
    <meta:generator>OpenOffice.org/3.1$Unix OpenOffice.org_project/310m19$Build-9420</meta:generator>
    <meta:document-statistic meta:object-count="59"/>
  </office:meta>
</office:document-meta>
</file>